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3D0000003D19E53092516E6E10.png" manifest:media-type="image/png"/>
  <manifest:file-entry manifest:full-path="Pictures/10000E3A000004C1000004C18336904B553F75AB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Ultrafine_20_Dashed" svg:stroke-color="#000000" draw:fill-color="#ffffd7" draw:textarea-horizontal-align="justify" draw:textarea-vertical-align="middle" draw:auto-grow-height="false" fo:min-height="0.766cm" fo:min-width="10.9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d7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779cm" svg:height="1.015cm" svg:x="1cm" svg:y="8.747cm" svg:viewBox="0 0 17780 1016" draw:points="0,0 17780,0 17526,254 17780,508 17526,762 17780,1016 0,1016">
          <text:p/>
        </draw:polygon>
        <draw:frame draw:style-name="gr2" draw:text-style-name="P2" draw:layer="layout" svg:width="10.16cm" svg:height="1.016cm" svg:x="1cm" svg:y="9.89cm">
          <draw:text-box>
            <text:p>Binary data stream</text:p>
          </draw:text-box>
        </draw:frame>
        <draw:line draw:style-name="gr3" draw:text-style-name="P3" draw:layer="layout" svg:x1="6.842cm" svg:y1="10.398cm" svg:x2="18.145cm" svg:y2="10.398cm">
          <text:p/>
        </draw:line>
        <draw:custom-shape draw:style-name="gr4" draw:text-style-name="P5" draw:layer="layout" svg:width="11.43cm" svg:height="1.016cm" svg:x="3.54cm" svg:y="8.747cm">
          <text:p text:style-name="P4">Embedded binary string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47cm" svg:height="1.47cm" svg:x="2.832cm" svg:y="7.15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3D0000003D19E53092516E6E10.png" xlink:type="simple" xlink:show="embed" xlink:actuate="onLoad" loext:mime-type="image/png"/>
        </draw:frame>
        <draw:frame draw:style-name="gr6" draw:text-style-name="P8" draw:layer="layout" svg:width="2.54cm" svg:height="1.27cm" svg:x="2.27cm" svg:y="6.08cm">
          <draw:text-box>
            <text:p text:style-name="P7"><text:span text:style-name="T1">Parser</text:span></text:p>
          </draw:text-box>
        </draw:frame>
        <draw:frame draw:style-name="gr2" draw:text-style-name="P10" draw:layer="layout" svg:width="8.128cm" svg:height="1.016cm" svg:x="4.302cm" svg:y="7.35cm">
          <draw:text-box>
            <text:p text:style-name="P9"><text:span text:style-name="T2">“</text:span><text:span text:style-name="T2">hmmm, where’s the end?”</text:span></text:p>
          </draw:text-box>
        </draw:frame>
        <draw:line draw:style-name="gr7" draw:text-style-name="P3" draw:layer="layout" svg:x1="12.303cm" svg:y1="7.985cm" svg:x2="14.97cm" svg:y2="7.985cm">
          <text:p/>
        </draw:line>
        <draw:line draw:style-name="gr8" draw:text-style-name="P3" draw:layer="layout" svg:x1="14.97cm" svg:y1="7.35cm" svg:x2="14.97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5:10:56.538469607</meta:creation-date>
    <dc:date>2020-04-04T15:24:16.863420198</dc:date>
    <meta:editing-duration>PT3M9S</meta:editing-duration>
    <meta:editing-cycles>1</meta:editing-cycles>
    <meta:document-statistic meta:object-count="9"/>
    <meta:generator>LibreOffice/6.1.6.3$MacOSX_X86_64 LibreOffice_project/5896ab1714085361c45cf540f76f60673dd96a72</meta:generator>
  </office:meta>
</office:document-meta>
</file>